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127cm" draw:marker-start-width="0.483cm" draw:marker-end="Arrow" draw:marker-end-width="0.483cm" draw:textarea-horizontal-align="center" draw:textarea-vertical-align="middle" fo:padding-top="0.189cm" fo:padding-bottom="0.189cm" fo:padding-left="0.314cm" fo:padding-right="0.3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4.509cm" svg:height="3.238cm" svg:x="2.651cm" svg:y="1.572cm">
          <text:p text:style-name="P1">Pop 1</text:p>
        </draw:ellipse>
        <draw:ellipse draw:style-name="gr1" draw:text-style-name="P1" draw:layer="layout" svg:width="4.509cm" svg:height="3.238cm" svg:x="8.747cm" svg:y="1.508cm">
          <text:p text:style-name="P1">Pop 2</text:p>
        </draw:ellipse>
        <draw:ellipse draw:style-name="gr1" draw:text-style-name="P1" draw:layer="layout" svg:width="4.509cm" svg:height="3.238cm" svg:x="14.97cm" svg:y="1.509cm">
          <text:p text:style-name="P1">Pop 3</text:p>
        </draw:ellipse>
        <draw:ellipse draw:style-name="gr1" draw:text-style-name="P1" draw:layer="layout" svg:width="4.509cm" svg:height="3.238cm" svg:x="2.651cm" svg:y="1.572cm">
          <text:p text:style-name="P1">Pop 1</text:p>
        </draw:ellipse>
        <draw:ellipse draw:style-name="gr1" draw:text-style-name="P1" draw:layer="layout" svg:width="4.509cm" svg:height="3.238cm" svg:x="8.747cm" svg:y="1.508cm">
          <text:p text:style-name="P1">Pop 2</text:p>
        </draw:ellipse>
        <draw:ellipse draw:style-name="gr1" draw:text-style-name="P1" draw:layer="layout" svg:width="4.509cm" svg:height="3.238cm" svg:x="14.97cm" svg:y="1.509cm">
          <text:p text:style-name="P1">Pop 3</text:p>
        </draw:ellipse>
        <draw:ellipse draw:style-name="gr1" draw:text-style-name="P1" draw:layer="layout" svg:width="4.509cm" svg:height="3.238cm" svg:x="2.651cm" svg:y="6.779cm">
          <text:p text:style-name="P1">Pop 1</text:p>
        </draw:ellipse>
        <draw:ellipse draw:style-name="gr1" draw:text-style-name="P1" draw:layer="layout" svg:width="4.509cm" svg:height="3.238cm" svg:x="8.747cm" svg:y="6.715cm">
          <text:p text:style-name="P1">Pop 2</text:p>
        </draw:ellipse>
        <draw:ellipse draw:style-name="gr1" draw:text-style-name="P1" draw:layer="layout" svg:width="4.509cm" svg:height="3.238cm" svg:x="14.97cm" svg:y="6.716cm">
          <text:p text:style-name="P1">Pop 3</text:p>
        </draw:ellipse>
        <draw:ellipse draw:style-name="gr1" draw:text-style-name="P1" draw:layer="layout" svg:width="4.509cm" svg:height="3.238cm" svg:x="2.651cm" svg:y="11.859cm">
          <text:p text:style-name="P1">Pop 1</text:p>
        </draw:ellipse>
        <draw:ellipse draw:style-name="gr1" draw:text-style-name="P1" draw:layer="layout" svg:width="4.509cm" svg:height="3.238cm" svg:x="8.747cm" svg:y="11.795cm">
          <text:p text:style-name="P1">Pop 2</text:p>
        </draw:ellipse>
        <draw:ellipse draw:style-name="gr1" draw:text-style-name="P1" draw:layer="layout" svg:width="4.509cm" svg:height="3.238cm" svg:x="14.97cm" svg:y="11.796cm">
          <text:p text:style-name="P1">Pop 3</text:p>
        </draw:ellipse>
        <draw:line draw:style-name="gr2" draw:text-style-name="P1" draw:layer="layout" svg:x1="4.873cm" svg:y1="5.064cm" svg:x2="4.873cm" svg:y2="6.524cm">
          <text:p/>
        </draw:line>
        <draw:line draw:style-name="gr2" draw:text-style-name="P1" draw:layer="layout" svg:x1="11.16cm" svg:y1="5.064cm" svg:x2="11.16cm" svg:y2="6.524cm">
          <text:p/>
        </draw:line>
        <draw:line draw:style-name="gr2" draw:text-style-name="P1" draw:layer="layout" svg:x1="17.192cm" svg:y1="5.064cm" svg:x2="17.192cm" svg:y2="6.524cm">
          <text:p/>
        </draw:line>
        <draw:line draw:style-name="gr2" draw:text-style-name="P1" draw:layer="layout" svg:x1="4.937cm" svg:y1="10.334cm" svg:x2="4.937cm" svg:y2="11.794cm">
          <text:p/>
        </draw:line>
        <draw:line draw:style-name="gr2" draw:text-style-name="P1" draw:layer="layout" svg:x1="11.096cm" svg:y1="10.144cm" svg:x2="11.096cm" svg:y2="11.604cm">
          <text:p/>
        </draw:line>
        <draw:line draw:style-name="gr2" draw:text-style-name="P1" draw:layer="layout" svg:x1="17.256cm" svg:y1="10.207cm" svg:x2="17.256cm" svg:y2="11.667cm">
          <text:p/>
        </draw:line>
        <draw:line draw:style-name="gr2" draw:text-style-name="P1" draw:layer="layout" svg:x1="15.605cm" svg:y1="4.619cm" svg:x2="12.62cm" svg:y2="6.588cm">
          <text:p/>
        </draw:line>
        <draw:line draw:style-name="gr2" draw:text-style-name="P1" draw:layer="layout" svg:x1="9.064cm" svg:y1="10.144cm" svg:x2="6.016cm" svg:y2="11.858cm">
          <text:p/>
        </draw:line>
        <draw:line draw:style-name="gr2" draw:text-style-name="P1" draw:layer="layout" svg:x1="12.811cm" svg:y1="9.636cm" svg:x2="15.414cm" svg:y2="11.985cm">
          <text:p/>
        </draw:line>
        <draw:line draw:style-name="gr2" draw:text-style-name="P1" draw:layer="layout" svg:x1="6.651cm" svg:y1="10.144cm" svg:x2="9.001cm" svg:y2="12.1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rren Kessner</meta:initial-creator>
    <meta:creation-date>2012-08-09T16:11:42</meta:creation-date>
    <dc:date>2012-08-09T16:16:18</dc:date>
    <dc:creator>Darren Kessner</dc:creator>
    <meta:editing-duration>PT4M20S</meta:editing-duration>
    <meta:editing-cycles>2</meta:editing-cycles>
    <meta:generator>OpenOffice.org/3.3$Unix OpenOffice.org_project/330m20$Build-9567</meta:generator>
    <meta:document-statistic meta:object-count="22"/>
  </office:meta>
</office:document-meta>
</file>